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21_03-54-07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3-21_03-54-19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3-21_12-21-05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3-21_12-34-4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3-21_13-37-04_000.jpg</text:p>
          </table:table-cell>
          <table:table-cell table:style-name="ce26" office:value-type="string">
            <text:p>:m #*# RES / JVEMV6 64#67_8_taihaku / 『論語 泰伯』 著者=~,校注=~ / p.180 / w=,topic=恭；慎；勇；直,publisher=明治書院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JVEMV6 64#67_8_taihaku / 『論語 泰伯』 著者=~,校注=~ / p.180 / w=,topic=恭；慎；勇；直,publisher=明治書院,other=">
            <text:p>:m #*# RES / JVEMV6 64#67_8_taihaku / 『論語 泰伯』 著者=~,校注=~ / p.180 / w=,topic=恭；慎；勇；直,publisher=明治書院,other=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3-21_14-13-5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3-03-21_16-49-35_000.jpg</text:p>
          </table:table-cell>
          <table:table-cell table:style-name="ce26" office:value-type="string">
            <text:p>:m 1*2 RES / JVEMV6 64#245_shuukyoo_yamaori_etal / 『日本人の宗教とは何か』 著者=山折哲雄、編著,校注=~ / p.28 / w=,topic=卑弥呼；崇神天皇；天照大神；垂仁天皇；ヤマトトトヒモモソヒメ,publisher=~,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3-21_16-49-58_000.jpg</text:p>
          </table:table-cell>
          <table:table-cell table:style-name="ce26" office:value-type="string">
            <text:p>:m 2*2 RES / JVEMV6 64#245_shuukyoo_yamaori_etal / 『日本人の宗教とは何か』 著者=山折哲雄、編著,校注=~ / p.28 / w=,topic=景行天皇；ヤマトタケル；晋書；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2*2 RES / JVEMV6 64#245_shuukyoo_yamaori_etal / 『日本人の宗教とは何か』 著者=山折哲雄、編著,校注=~ / p.28 / w=,topic=景行天皇；ヤマトタケル；晋書；,publisher=~,other=">
            <text:p>:m 2*2 RES / JVEMV6 64#245_shuukyoo_yamaori_etal / 『日本人の宗教とは何か』 著者=山折哲雄、編著,校注=~ / p.28 / w=,topic=景行天皇；ヤマトタケル；晋書；,publisher=~,other=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3-21_17-10-01_000.jpg</text:p>
          </table:table-cell>
          <table:table-cell table:style-name="ce26" office:value-type="string">
            <text:p>:bookmemo / 読んだ本 / 『図解　洗脳撃退マニュアル』 / 著者=高橋紳吾、監修 /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2];CONCATENATE([.C12];&quot; / &quot;;[.E10]))" office:value-type="string" office:string-value=":m #*# / memo:other(m:other) / topic=習字, about=,other=,id=~,content=QQQ">
            <text:p>:m #*# / memo:other(m:other) / topic=習字, about=,other=,id=~,content=QQQ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3-21_17-32-46_000.jpg</text:p>
          </table:table-cell>
          <table:table-cell table:style-name="ce26" office:value-type="string">
            <text:p>:m #*# RES / JVEMV6 64#257_chokkan_kaminaga / 『直感を裏切る数学』 著者=神永正博,校注=~ / p.10 / w=~,topic=平均値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JVEMV6 64#257_chokkan_kaminaga / 『直感を裏切る数学』 著者=神永正博,校注=~ / p.10 / w=~,topic=平均値,publisher=~,other=~">
            <text:p>:m #*# RES / JVEMV6 64#257_chokkan_kaminaga / 『直感を裏切る数学』 著者=神永正博,校注=~ / p.10 / w=~,topic=平均値,publishe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8" office:value-type="string">
            <text:p>2023-03-21_17-33-46_000.jpg</text:p>
          </table:table-cell>
          <table:table-cell table:style-name="ce26" office:value-type="string">
            <text:p>:m #*# / memo:other(m:other) / topic=習字, about=,other=,id=~,content=QQQ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/ memo:other(m:other) / topic=習字, about=,other=,id=~,content=QQQ">
            <text:p>:m #*# / memo:other(m:other) / topic=習字, about=,other=,id=~,content=QQQ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1">2023/03/21</text:date>, <text:time>18:03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21T18:03:14.19</dc:date>
    <dc:creator>iwabuchi ken</dc:creator>
    <meta:editing-duration>P55DT3H31M19S</meta:editing-duration>
    <meta:editing-cycles>17785</meta:editing-cycles>
    <meta:document-statistic meta:table-count="2" meta:cell-count="920" meta:object-count="0"/>
    <meta:user-defined meta:name="qrichtext">1</meta:user-defined>
  </office:meta>
</office:document-meta>
</file>